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18%" fo:text-align="start" style:justify-single-word="false" fo:text-indent="0cm" style:auto-text-indent="false" fo:padding="0cm" fo:border="none"/>
      <style:text-properties fo:color="#000000" loext:opacity="100%" fo:letter-spacing="normal" fo:font-weight="bold" loext:padding="0cm" loext:border="none"/>
    </style:style>
    <style:style style:name="P2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style:line-height-at-least="0.82cm" fo:background-color="#272822"/>
      <style:text-properties fo:color="#ffffff" loext:opacity="100%" style:font-name="Source Serif Pro" fo:font-size="13.5pt" loext:padding="0cm" loext:border="none"/>
    </style:style>
    <style:style style:name="P3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style:contextual-spacing="false" style:line-height-at-least="0.82cm" fo:text-indent="0cm" style:auto-text-indent="false" fo:background-color="#272822"/>
    </style:style>
    <style:style style:name="P4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style:line-height-at-least="0.82cm" fo:background-color="#272822"/>
    </style:style>
    <style:style style:name="P5" style:family="paragraph" style:parent-style-name="Standard">
      <style:text-properties fo:color="#000000" loext:opacity="100%"/>
    </style:style>
    <style:style style:name="P6" style:family="paragraph" style:parent-style-name="Standard">
      <style:text-properties fo:color="#000000" loext:opacity="100%" officeooo:rsid="001fb855" officeooo:paragraph-rsid="001fb855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</style:style>
    <style:style style:name="P8" style:family="paragraph" style:parent-style-name="Text_20_body" style:list-style-name="L1">
      <loext:graphic-properties draw:fill="solid" draw:fill-color="#121212" draw:opacity="100%"/>
      <style:paragraph-properties fo:margin-left="0cm" fo:margin-right="0cm" fo:margin-top="0cm" fo:margin-bottom="0cm" style:contextual-spacing="false" fo:orphans="0" fo:text-indent="0cm" style:auto-text-indent="false" fo:background-color="#121212" fo:padding="0cm" fo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82cm" fo:orphans="2" fo:widows="2" fo:text-indent="0cm" style:auto-text-indent="false"/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2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3" style:family="paragraph" style:parent-style-name="Text_20_body" style:list-style-name="L3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4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5" style:family="paragraph" style:parent-style-name="Text_20_body" style:list-style-name="L4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6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7" style:family="paragraph" style:parent-style-name="Text_20_body" style:list-style-name="L5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8" style:family="paragraph" style:parent-style-name="Text_20_body">
      <style:paragraph-properties fo:margin-left="0cm" fo:margin-right="0cm" fo:margin-top="0cm" fo:margin-bottom="0cm" style:contextual-spacing="false" style:line-height-at-least="0.82cm" fo:text-align="start" style:justify-single-word="false" fo:text-indent="0cm" style:auto-text-indent="false" fo:padding="0cm" fo:border="none"/>
      <style:text-properties fo:color="#ffffff" loext:opacity="100%" style:font-name="Source Serif Pro" fo:font-size="13.5pt" loext:padding="0cm" loext:border="none"/>
    </style:style>
    <style:style style:name="P19" style:family="paragraph" style:parent-style-name="Text_20_body">
      <style:text-properties fo:color="#ffffff" loext:opacity="100%" style:font-name="Source Serif Pro" fo:font-size="13.5pt" officeooo:rsid="001fb855" officeooo:paragraph-rsid="001fb855" loext:padding="0cm" loext:border="none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21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2" style:family="paragraph" style:parent-style-name="Text_20_body" style:list-style-name="L2">
      <style:paragraph-properties fo:margin-left="0cm" fo:margin-right="0cm" fo:orphans="2" fo:widows="2" fo:text-indent="0cm" style:auto-text-indent="false" fo:padding="0cm" fo:border="none"/>
    </style:style>
    <style:style style:name="P23" style:family="paragraph" style:parent-style-name="Text_20_body">
      <style:paragraph-properties fo:margin-left="0cm" fo:margin-right="0cm" fo:margin-top="0cm" fo:margin-bottom="0cm" style:contextual-spacing="false" style:line-height-at-least="0.82cm" fo:text-align="start" style:justify-single-word="false" fo:text-indent="0cm" style:auto-text-indent="false" fo:padding="0cm" fo:border="none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10.5pt" loext:padding="0cm" loext:border="none"/>
    </style:style>
    <style:style style:name="T1" style:family="text">
      <style:text-properties fo:text-transform="uppercase" fo:color="#ffffff" loext:opacity="100%" style:text-line-through-style="none" style:text-line-through-type="none" style:font-name="Open Sans" fo:font-size="8.25pt" style:text-underline-style="none" fo:font-weight="bold" style:text-blinking="false" loext:padding="0cm" loext:border="none"/>
    </style:style>
    <style:style style:name="T2" style:family="text">
      <style:text-properties fo:text-transform="uppercase" fo:color="#ffffff" loext:opacity="100%" style:text-line-through-style="none" style:text-line-through-type="none" style:text-underline-style="none" style:text-blinking="false" loext:padding="0cm" loext:border="none"/>
    </style:style>
    <style:style style:name="T3" style:family="text">
      <style:text-properties fo:text-transform="uppercase" style:text-line-through-style="none" style:text-line-through-type="none" style:text-underline-style="none" style:text-blinking="false" loext:padding="0cm" loext:border="none"/>
    </style:style>
    <style:style style:name="T4" style:family="text">
      <style:text-properties fo:text-transform="uppercase" style:text-line-through-style="none" style:text-line-through-type="none" style:font-name="Open Sans" fo:font-size="8.25pt" style:text-underline-style="none" fo:font-weight="bold" style:text-blinking="false" loext:padding="0cm" loext:border="none"/>
    </style:style>
    <style:style style:name="T5" style:family="text">
      <style:text-properties fo:text-transform="uppercase" fo:color="#ffff00" loext:opacity="100%" style:text-line-through-style="none" style:text-line-through-type="none" style:text-underline-style="none" style:text-blinking="false" loext:padding="0cm" loext:border="none"/>
    </style:style>
    <style:style style:name="T6" style:family="text">
      <style:text-properties fo:text-transform="uppercase" fo:color="#ffff00" loext:opacity="100%" style:text-line-through-style="none" style:text-line-through-type="none" style:font-name="Open Sans" fo:font-size="8.25pt" style:text-underline-style="none" fo:font-weight="bold" style:text-blinking="false" loext:padding="0cm" loext:border="none"/>
    </style:style>
    <style:style style:name="T7" style:family="text">
      <style:text-properties fo:text-transform="uppercase" fo:color="#000000" loext:opacity="100%" style:text-line-through-style="none" style:text-line-through-type="none" style:text-underline-style="none" style:text-blinking="false" loext:padding="0cm" loext:border="none"/>
    </style:style>
    <style:style style:name="T8" style:family="text">
      <style:text-properties fo:text-transform="uppercase" fo:color="#000000" loext:opacity="100%" style:text-line-through-style="none" style:text-line-through-type="none" style:font-name="Open Sans" fo:font-size="8.25pt" style:text-underline-style="none" fo:font-weight="bold" style:text-blinking="false" loext:padding="0cm" loext:border="none"/>
    </style:style>
    <style:style style:name="T9" style:family="text">
      <style:text-properties fo:color="#ffffff" loext:opacity="100%" style:font-name="Source Serif Pro" fo:font-size="13.5pt" fo:background-color="#272822" loext:char-shading-value="0" loext:padding="0cm" loext:border="none"/>
    </style:style>
    <style:style style:name="T10" style:family="text">
      <style:text-properties fo:color="#ffffff" loext:opacity="100%" style:font-name="Source Serif Pro" fo:font-size="13.5pt" loext:padding="0cm" loext:border="none"/>
    </style:style>
    <style:style style:name="T11" style:family="text">
      <style:text-properties fo:font-variant="normal" fo:text-transform="none" fo:color="#ffffff" loext:opacity="100%" style:font-name="Source Serif Pro" fo:font-size="13.5pt" fo:letter-spacing="normal" fo:font-style="normal" fo:font-weight="normal"/>
    </style:style>
    <style:style style:name="T12" style:family="text">
      <style:text-properties fo:font-variant="normal" fo:text-transform="none" fo:color="#ffffff" loext:opacity="100%" style:font-name="Source Serif Pro" fo:font-size="13.5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ffffff" loext:opacity="100%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14" style:family="text">
      <style:text-properties fo:font-variant="normal" fo:text-transform="none" fo:color="#0095dd" loext:opacity="100%" style:font-name="Source Serif Pro" fo:font-size="13.5pt" fo:letter-spacing="normal" fo:font-style="normal" fo:font-weight="normal" loext:padding="0cm" loext:border="none"/>
    </style:style>
    <style:style style:name="T15" style:family="text">
      <style:text-properties fo:font-variant="normal" fo:text-transform="none" style:font-name="Source Serif Pro" fo:font-size="13.5pt" fo:letter-spacing="normal" fo:font-style="normal" fo:font-weight="normal"/>
    </style:style>
    <style:style style:name="T16" style:family="text">
      <style:text-properties fo:font-variant="normal" fo:text-transform="none" style:font-name="Source Serif Pro" fo:font-size="13.5pt" fo:letter-spacing="normal" fo:font-style="normal" fo:font-weight="normal" loext:padding="0cm" loext:border="none"/>
    </style:style>
    <style:style style:name="T17" style:family="text">
      <style:text-properties fo:font-variant="normal" fo:text-transform="none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18" style:family="text">
      <style:text-properties fo:font-variant="normal" fo:text-transform="none" fo:color="#ffff00" loext:opacity="100%" style:font-name="Source Serif Pro" fo:font-size="13.5pt" fo:letter-spacing="normal" fo:font-style="normal" fo:font-weight="normal"/>
    </style:style>
    <style:style style:name="T19" style:family="text">
      <style:text-properties fo:font-variant="normal" fo:text-transform="none" fo:color="#ffff00" loext:opacity="100%" style:font-name="Source Serif Pro" fo:font-size="13.5pt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ffff00" loext:opacity="100%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21" style:family="text"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T22" style:family="text"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T23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24" style:family="text">
      <style:text-properties fo:color="#dddddd" loext:opacity="100%" style:font-name="Source Serif Pro" fo:font-size="13.5pt" fo:background-color="#272822" loext:char-shading-value="0" loext:padding="0cm" loext:border="none"/>
    </style:style>
    <style:style style:name="T25" style:family="text">
      <style:text-properties fo:color="#f92672" loext:opacity="100%" style:font-name="Source Serif Pro" fo:font-size="13.5pt" fo:font-weight="bold" fo:background-color="#272822" loext:char-shading-value="0" loext:padding="0cm" loext:border="none"/>
    </style:style>
    <style:style style:name="T26" style:family="text">
      <style:text-properties fo:color="#75715e" loext:opacity="100%" style:font-name="Source Serif Pro" fo:font-size="13.5pt" fo:background-color="#272822" loext:char-shading-value="0" loext:padding="0cm" loext:border="none"/>
    </style:style>
    <style:style style:name="T27" style:family="text">
      <style:text-properties fo:color="#a6e22e" loext:opacity="100%" style:font-name="Source Serif Pro" fo:font-size="13.5pt" fo:background-color="#272822" loext:char-shading-value="0" loext:padding="0cm" loext:border="none"/>
    </style:style>
    <style:style style:name="T28" style:family="text">
      <style:text-properties fo:color="#005cc5" loext:opacity="100%" style:font-name="Source Serif Pro" fo:font-size="13.5pt" fo:background-color="#272822" loext:char-shading-value="0" loext:padding="0cm" loext:border="none"/>
    </style:style>
    <style:style style:name="fr1" style:family="graphic" style:parent-style-name="Frame">
      <style:graphic-properties fo:margin-left="0cm" fo:margin-right="0cm" fo:margin-top="0.106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ão na massa: construindo um classificador com o dataset Iris</text:h>
      <text:p text:style-name="P7"><text:a xlink:type="simple" xlink:href="https://cursos.alura.com.br/course/fundamentos-ia-investigando-algoritmos-abordagens-machine-learning/task/189632/next" text:style-name="Internet_20_link" text:visited-style-name="Visited_20_Internet_20_Link"><text:span text:style-name="T7"> </text:span></text:a><text:a xlink:type="simple" xlink:href="https://cursos.alura.com.br/course/fundamentos-ia-investigando-algoritmos-abordagens-machine-learning/task/189632/next" text:style-name="Internet_20_link" text:visited-style-name="Visited_20_Internet_20_Link"><text:span text:style-name="T8">Próxima Atividade</text:span></text:a></text:p>
      <text:p text:style-name="P9"><draw:frame draw:style-name="fr1" draw:name="Quadro1" text:anchor-type="char" svg:width="0.041cm" draw:z-index="0"><draw:text-box fo:min-height="0.041cm"><text:list xml:id="list3619115696" text:style-name="L1"><text:list-item><text:p text:style-name="P8"/></text:list-item></text:list></draw:text-box></draw:frame></text:p>
      <text:p text:style-name="P5"/>
      <text:p text:style-name="P5"/>
      <text:p text:style-name="P10">Exploramos como funciona o aprendizado supervisionado, em que um modelo aprende a partir de dados rotulados para realizar previsões. Agora, é hora de colocar a mão na massa e aplicar o que aprendemos até aqui!</text:p>
      <text:p text:style-name="P11">Imagine que você está desenvolvendo um sistema capaz de classificar diferentes espécies de flores com base em características como tamanho das pétalas e sépalas. Para isso, utilizaremos o dataset Iris, um dos conjuntos de dados (dataset) bem popular para experimentos no campo de aprendizado de máquina.</text:p>
      <text:p text:style-name="P11">Sua principal tarefa é refletir sobre o uso dessas tecnologias e analisar os diferentes tipos de IA que as pessoas utilizam regularmente. Você vai identificar como a IA evoluiu ao longo do tempo, entender as tecnologias por trás de cada aplicação e como elas impactam a experiência das diferentes pessoas usuárias.</text:p>
      <text:p text:style-name="P20"><text:span text:style-name="T21">Sua tarefa é construir um classificador utilizando a abordagem de aprendizado supervisionado com Python no </text:span><text:a xlink:type="simple" xlink:href="https://colab.research.google.com/" office:target-frame-name="_blank" xlink:show="new" text:style-name="Internet_20_link" text:visited-style-name="Visited_20_Internet_20_Link"><text:span text:style-name="T22">Google Colaboratory</text:span></text:a><text:span text:style-name="T21">. Para facilitar o processo de construção da solução, você pode seguir as seguintes etapas:</text:span></text:p>
      <text:p text:style-name="P20"><text:span text:style-name="Strong_20_Emphasis"><text:span text:style-name="T22">1 - Carregar e explorar os dados</text:span></text:span></text:p>
      <text:p text:style-name="P11">O dataset Iris contém informações sobre três espécies de flores: Setosa, Versicolor e Virginica. Cada amostra inclui medidas de comprimento e largura de pétalas e sépalas.</text:p>
      <text:list xml:id="list2521682347" text:style-name="L2">
        <text:list-item>
          <text:p text:style-name="P21"><text:span text:style-name="T21">Carregue o dataset a partir da biblioteca </text:span><text:span text:style-name="Source_20_Text"><text:span text:style-name="T23">sklearn.datasets</text:span></text:span><text:span text:style-name="T21">.</text:span></text:p>
        </text:list-item>
        <text:list-item>
          <text:p text:style-name="P22"><text:span text:style-name="T21">Converta os dados para um </text:span><text:span text:style-name="Source_20_Text"><text:span text:style-name="T23">DataFrame</text:span></text:span><text:span text:style-name="T21"> do Pandas e visualize as primeiras linhas.</text:span></text:p>
        </text:list-item>
      </text:list>
      <text:p text:style-name="P20"><text:span text:style-name="Strong_20_Emphasis"><text:span text:style-name="T22">2 - Pré-processar os dados</text:span></text:span></text:p>
      <text:p text:style-name="P11">Antes de treinar o modelo, precisamos organizar os dados:</text:p>
      <text:list xml:id="list178353619" text:style-name="L3">
        <text:list-item>
          <text:p text:style-name="P12">Separe os atributos (características das flores) e os rótulos (a espécie correspondente).</text:p>
        </text:list-item>
        <text:list-item>
          <text:p text:style-name="P13">Divida os dados em conjunto de treino e conjunto de teste para avaliar o modelo.</text:p>
        </text:list-item>
      </text:list>
      <text:p text:style-name="P20"><text:soft-page-break/><text:span text:style-name="Strong_20_Emphasis"><text:span text:style-name="T22">3 - Treinar um modelo de classificação</text:span></text:span></text:p>
      <text:p text:style-name="P11">Agora que temos os dados prontos, vamos treinar um modelo de Machine Learning supervisionado:</text:p>
      <text:list xml:id="list1452550618" text:style-name="L4">
        <text:list-item>
          <text:p text:style-name="P14">Escolha um algoritmo simples, como Árvore de Decisão ou K-Nearest Neighbors (KNN).</text:p>
        </text:list-item>
        <text:list-item>
          <text:p text:style-name="P15">Treine o modelo usando os dados de treino.</text:p>
        </text:list-item>
      </text:list>
      <text:p text:style-name="P20"><text:span text:style-name="Strong_20_Emphasis"><text:span text:style-name="T22">4 - Avaliar o desempenho do modelo</text:span></text:span></text:p>
      <text:p text:style-name="P11">Após o treinamento, é importante verificar se o modelo aprendeu corretamente:</text:p>
      <text:list xml:id="list1588909044" text:style-name="L5">
        <text:list-item>
          <text:p text:style-name="P16">Faça previsões utilizando os dados de teste.</text:p>
        </text:list-item>
        <text:list-item>
          <text:p text:style-name="P16">Analise a acurácia do modelo.</text:p>
        </text:list-item>
        <text:list-item>
          <text:p text:style-name="P17">Utilize a validação cruzada para avaliação do desempenho.</text:p>
        </text:list-item>
      </text:list>
      <text:p text:style-name="P20"><text:span text:style-name="Strong_20_Emphasis"><text:span text:style-name="T22">5 - Testar com novos exemplos</text:span></text:span></text:p>
      <text:p text:style-name="P11">Por fim, experimente inserir novas amostras de flores e veja como o modelo as classifica.</text:p>
      <text:p text:style-name="P11">Vamos lá?!</text:p>
      <text:p text:style-name="P6">Resposta:</text:p>
      <text:p text:style-name="P6"/>
      <text:p text:style-name="P19">Devemos criar um código que implemente classificador baseado no dataset Iris utilizando um modelo de machine learning. Por aqui, utilizamos o modelo de Árvore de Decisão.</text:p>
      <text:p text:style-name="P23"><text:span text:style-name="T10">Primeiro, vamos carregar os dados da biblioteca </text:span><text:span text:style-name="Source_20_Text"><text:span text:style-name="T9">sklearn.datasets</text:span></text:span><text:span text:style-name="T10">, convertendo-os em um </text:span><text:span text:style-name="Source_20_Text"><text:span text:style-name="T9">DataFrame</text:span></text:span><text:span text:style-name="T10"> do Pandas para melhor manipulação. Em seguida, as amostras são separadas em atributos e rótulos, e os dados são divididos entre treino e teste para permitir a avaliação do modelo.</text:span></text:p>
      <text:p text:style-name="P18">Após essa etapa, o modelo de Árvore de Decisão é treinado utilizando o conjunto de treino. Com o modelo treinado, realizamos previsões nos dados de teste e avaliamos a acurácia comparando os rótulos reais com os previstos. Além disso, aplicamos validação cruzada para obter uma métrica mais robusta de desempenho. Por fim, testamos o modelo com uma nova amostra de medidas de uma flor para verificar sua classificação.</text:p>
      <text:p text:style-name="P3"><text:span text:style-name="Source_20_Text"><text:span text:style-name="T25">import</text:span></text:span><text:span text:style-name="Source_20_Text"><text:span text:style-name="T24"> numpy </text:span></text:span><text:span text:style-name="Source_20_Text"><text:span text:style-name="T25">as</text:span></text:span><text:span text:style-name="Source_20_Text"><text:span text:style-name="T24"> np</text:span></text:span></text:p>
      <text:p text:style-name="P3"><text:soft-page-break/><text:span text:style-name="Source_20_Text"><text:span text:style-name="T25">import</text:span></text:span><text:span text:style-name="Source_20_Text"><text:span text:style-name="T24"> pandas </text:span></text:span><text:span text:style-name="Source_20_Text"><text:span text:style-name="T25">as</text:span></text:span><text:span text:style-name="Source_20_Text"><text:span text:style-name="T24"> pd</text:span></text:span></text:p>
      <text:p text:style-name="P3"><text:span text:style-name="Source_20_Text"><text:span text:style-name="T25">from</text:span></text:span><text:span text:style-name="Source_20_Text"><text:span text:style-name="T24"> sklearn </text:span></text:span><text:span text:style-name="Source_20_Text"><text:span text:style-name="T25">import</text:span></text:span><text:span text:style-name="Source_20_Text"><text:span text:style-name="T24"> datasets</text:span></text:span></text:p>
      <text:p text:style-name="P3"><text:span text:style-name="Source_20_Text"><text:span text:style-name="T25">from</text:span></text:span><text:span text:style-name="Source_20_Text"><text:span text:style-name="T24"> sklearn.model_selection </text:span></text:span><text:span text:style-name="Source_20_Text"><text:span text:style-name="T25">import</text:span></text:span><text:span text:style-name="Source_20_Text"><text:span text:style-name="T24"> train_test_split, cross_val_score</text:span></text:span></text:p>
      <text:p text:style-name="P3"><text:span text:style-name="Source_20_Text"><text:span text:style-name="T25">from</text:span></text:span><text:span text:style-name="Source_20_Text"><text:span text:style-name="T24"> sklearn.tree </text:span></text:span><text:span text:style-name="Source_20_Text"><text:span text:style-name="T25">import</text:span></text:span><text:span text:style-name="Source_20_Text"><text:span text:style-name="T24"> DecisionTreeClassifier</text:span></text:span></text:p>
      <text:p text:style-name="P3"><text:span text:style-name="Source_20_Text"><text:span text:style-name="T25">from</text:span></text:span><text:span text:style-name="Source_20_Text"><text:span text:style-name="T24"> sklearn.metrics </text:span></text:span><text:span text:style-name="Source_20_Text"><text:span text:style-name="T25">import</text:span></text:span><text:span text:style-name="Source_20_Text"><text:span text:style-name="T24"> accuracy_score</text:span></text:span></text:p>
      <text:p text:style-name="P4"/>
      <text:p text:style-name="P3"><text:span text:style-name="Source_20_Text"><text:span text:style-name="T26"># Carregar o dataset Iris da biblioteca sklearn</text:span></text:span></text:p>
      <text:p text:style-name="P4"><text:span text:style-name="Source_20_Text"><text:span text:style-name="T24">dataset = datasets.load_iris()</text:span></text:span></text:p>
      <text:p text:style-name="P4"/>
      <text:p text:style-name="P3"><text:span text:style-name="Source_20_Text"><text:span text:style-name="T26"># Converter para DataFrame do Pandas para facilitar a manipulação dos dados</text:span></text:span></text:p>
      <text:p text:style-name="P4"><text:span text:style-name="Source_20_Text"><text:span text:style-name="T24">df = pd.DataFrame(data=dataset.data, columns=dataset.feature_names)</text:span></text:span></text:p>
      <text:p text:style-name="P3"><text:span text:style-name="Source_20_Text"><text:span text:style-name="T24">df[</text:span></text:span><text:span text:style-name="Source_20_Text"><text:span text:style-name="T27">'target'</text:span></text:span><text:span text:style-name="Source_20_Text"><text:span text:style-name="T24">] = dataset.target <text:s/></text:span></text:span><text:span text:style-name="Source_20_Text"><text:span text:style-name="T26"># Adicionar a coluna com as classes das flores</text:span></text:span></text:p>
      <text:p text:style-name="P4"/>
      <text:p text:style-name="P3"><text:span text:style-name="Source_20_Text"><text:span text:style-name="T26"># Separar os atributos (X) e os rótulos (y)</text:span></text:span></text:p>
      <text:p text:style-name="P3"><text:span text:style-name="Source_20_Text"><text:span text:style-name="T24">X = df.iloc[:, :-</text:span></text:span><text:span text:style-name="Source_20_Text"><text:span text:style-name="T28">1</text:span></text:span><text:span text:style-name="Source_20_Text"><text:span text:style-name="T24">] <text:s/></text:span></text:span><text:span text:style-name="Source_20_Text"><text:span text:style-name="T26"># Todas as colunas exceto a última</text:span></text:span></text:p>
      <text:p text:style-name="P3"><text:span text:style-name="Source_20_Text"><text:span text:style-name="T24">y = df[</text:span></text:span><text:span text:style-name="Source_20_Text"><text:span text:style-name="T27">'target'</text:span></text:span><text:span text:style-name="Source_20_Text"><text:span text:style-name="T24">] <text:s/></text:span></text:span><text:span text:style-name="Source_20_Text"><text:span text:style-name="T26"># Última coluna, que contém as classes</text:span></text:span></text:p>
      <text:p text:style-name="P4"/>
      <text:p text:style-name="P3"><text:span text:style-name="Source_20_Text"><text:span text:style-name="T26"># Dividir os dados em conjunto de treino e teste (80% treino, 20% teste)</text:span></text:span></text:p>
      <text:p text:style-name="P3"><text:span text:style-name="Source_20_Text"><text:span text:style-name="T24">X_train, X_test, y_train, y_test = train_test_split(X, y, test_size=</text:span></text:span><text:span text:style-name="Source_20_Text"><text:span text:style-name="T28">0.2</text:span></text:span><text:span text:style-name="Source_20_Text"><text:span text:style-name="T24">, random_state=</text:span></text:span><text:span text:style-name="Source_20_Text"><text:span text:style-name="T28">42</text:span></text:span><text:span text:style-name="Source_20_Text"><text:span text:style-name="T24">)</text:span></text:span></text:p>
      <text:p text:style-name="P4"/>
      <text:p text:style-name="P3"><text:span text:style-name="Source_20_Text"><text:span text:style-name="T26"># Criar e treinar um modelo de Árvore de Decisão</text:span></text:span></text:p>
      <text:p text:style-name="P3"><text:span text:style-name="Source_20_Text"><text:span text:style-name="T24">model = DecisionTreeClassifier(random_state=</text:span></text:span><text:span text:style-name="Source_20_Text"><text:span text:style-name="T28">42</text:span></text:span><text:span text:style-name="Source_20_Text"><text:span text:style-name="T24">)</text:span></text:span></text:p>
      <text:p text:style-name="P4"><text:span text:style-name="Source_20_Text"><text:span text:style-name="T24">model.fit(X_train, y_train)</text:span></text:span></text:p>
      <text:p text:style-name="P4"/>
      <text:p text:style-name="P3"><text:span text:style-name="Source_20_Text"><text:span text:style-name="T26"># Fazer previsões nos dados de teste</text:span></text:span></text:p>
      <text:p text:style-name="P4"><text:span text:style-name="Source_20_Text"><text:span text:style-name="T24">y_pred = model.predict(X_test)</text:span></text:span></text:p>
      <text:p text:style-name="P4"><text:soft-page-break/></text:p>
      <text:p text:style-name="P3"><text:span text:style-name="Source_20_Text"><text:span text:style-name="T26"># Avaliar o desempenho do modelo</text:span></text:span></text:p>
      <text:p text:style-name="P4"><text:span text:style-name="Source_20_Text"><text:span text:style-name="T24">accuracy = accuracy_score(y_test, y_pred)</text:span></text:span></text:p>
      <text:p text:style-name="P3"><text:span text:style-name="Source_20_Text"><text:span text:style-name="T27">print</text:span></text:span><text:span text:style-name="Source_20_Text"><text:span text:style-name="T24">(</text:span></text:span><text:span text:style-name="Source_20_Text"><text:span text:style-name="T27">f'Acurácia do modelo: {accuracy:</text:span></text:span><text:span text:style-name="Source_20_Text"><text:span text:style-name="T28">.2</text:span></text:span><text:span text:style-name="Source_20_Text"><text:span text:style-name="T27">f}'</text:span></text:span><text:span text:style-name="Source_20_Text"><text:span text:style-name="T24">)</text:span></text:span></text:p>
      <text:p text:style-name="P4"/>
      <text:p text:style-name="P3"><text:span text:style-name="Source_20_Text"><text:span text:style-name="T26"># Aplicar validação cruzada para melhor avaliação do desempenho</text:span></text:span></text:p>
      <text:p text:style-name="P3"><text:span text:style-name="Source_20_Text"><text:span text:style-name="T24">cross_val_scores = cross_val_score(model, X, y, cv=</text:span></text:span><text:span text:style-name="Source_20_Text"><text:span text:style-name="T28">5</text:span></text:span><text:span text:style-name="Source_20_Text"><text:span text:style-name="T24">)</text:span></text:span></text:p>
      <text:p text:style-name="P3"><text:span text:style-name="Source_20_Text"><text:span text:style-name="T27">print</text:span></text:span><text:span text:style-name="Source_20_Text"><text:span text:style-name="T24">(</text:span></text:span><text:span text:style-name="Source_20_Text"><text:span text:style-name="T27">f'Acurácia média na validação cruzada: {cross_val_scores.mean():</text:span></text:span><text:span text:style-name="Source_20_Text"><text:span text:style-name="T28">.2</text:span></text:span><text:span text:style-name="Source_20_Text"><text:span text:style-name="T27">f}'</text:span></text:span><text:span text:style-name="Source_20_Text"><text:span text:style-name="T24">)</text:span></text:span></text:p>
      <text:p text:style-name="P4"/>
      <text:p text:style-name="P3"><text:span text:style-name="Source_20_Text"><text:span text:style-name="T26"># Testar com uma nova amostra</text:span></text:span></text:p>
      <text:p text:style-name="P3"><text:span text:style-name="Source_20_Text"><text:span text:style-name="T24">nova_amostra = np.array([[</text:span></text:span><text:span text:style-name="Source_20_Text"><text:span text:style-name="T28">5.1</text:span></text:span><text:span text:style-name="Source_20_Text"><text:span text:style-name="T24">, </text:span></text:span><text:span text:style-name="Source_20_Text"><text:span text:style-name="T28">3.5</text:span></text:span><text:span text:style-name="Source_20_Text"><text:span text:style-name="T24">, </text:span></text:span><text:span text:style-name="Source_20_Text"><text:span text:style-name="T28">1.4</text:span></text:span><text:span text:style-name="Source_20_Text"><text:span text:style-name="T24">, </text:span></text:span><text:span text:style-name="Source_20_Text"><text:span text:style-name="T28">0.2</text:span></text:span><text:span text:style-name="Source_20_Text"><text:span text:style-name="T24">]]) <text:s/></text:span></text:span><text:span text:style-name="Source_20_Text"><text:span text:style-name="T26"># Exemplo de medidas de uma flor</text:span></text:span></text:p>
      <text:p text:style-name="P4"><text:span text:style-name="Source_20_Text"><text:span text:style-name="T24">predicao = model.predict(nova_amostra)</text:span></text:span></text:p>
      <text:p text:style-name="P3"><text:span text:style-name="Source_20_Text"><text:span text:style-name="T27">print</text:span></text:span><text:span text:style-name="Source_20_Text"><text:span text:style-name="T24">(</text:span></text:span><text:span text:style-name="Source_20_Text"><text:span text:style-name="T27">f'Classe prevista para a nova amostra: {dataset.target_names[predicao[</text:span></text:span><text:span text:style-name="Source_20_Text"><text:span text:style-name="T28">0</text:span></text:span><text:span text:style-name="Source_20_Text"><text:span text:style-name="T27">]]}'</text:span></text:span><text:span text:style-name="Source_20_Text"><text:span text:style-name="T24">)</text:span></text:span></text:p>
      <text:p text:style-name="P2">Copiar código</text:p>
      <text:p text:style-name="P18">Essa abordagem que implementamos aqui demonstra um workflow típico de aprendizado supervisionado, desde a preparação dos dados até a avaliação do modelo obtido.</text:p>
      <text:p text:style-name="P24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19:05:21.687877210</meta:creation-date>
    <dc:date>2025-09-10T19:06:04.049434282</dc:date>
    <meta:editing-duration>PT42S</meta:editing-duration>
    <meta:editing-cycles>1</meta:editing-cycles>
    <meta:document-statistic meta:table-count="0" meta:image-count="0" meta:object-count="0" meta:page-count="4" meta:paragraph-count="64" meta:word-count="750" meta:character-count="4955" meta:non-whitespace-character-count="4273"/>
    <meta:generator>LibreOffice/7.3.7.2$Linux_X86_64 LibreOffice_project/30$Build-2</meta:generator>
  </office:meta>
</office:document-meta>
</file>